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1e13" officeooo:paragraph-rsid="000f1e13"/>
    </style:style>
    <style:style style:name="P2" style:family="paragraph" style:parent-style-name="Standard">
      <style:text-properties officeooo:rsid="000f1e13" officeooo:paragraph-rsid="0011fa60"/>
    </style:style>
    <style:style style:name="P3" style:family="paragraph" style:parent-style-name="Standard">
      <style:text-properties officeooo:paragraph-rsid="000f1e13"/>
    </style:style>
    <style:style style:name="P4" style:family="paragraph" style:parent-style-name="Standard">
      <style:text-properties officeooo:paragraph-rsid="000f7eb1"/>
    </style:style>
    <style:style style:name="P5" style:family="paragraph" style:parent-style-name="Standard">
      <style:text-properties officeooo:paragraph-rsid="00106972"/>
    </style:style>
    <style:style style:name="P6" style:family="paragraph" style:parent-style-name="Standard">
      <style:text-properties officeooo:paragraph-rsid="0011fa60"/>
    </style:style>
    <style:style style:name="T1" style:family="text">
      <style:text-properties officeooo:rsid="000f1e13"/>
    </style:style>
    <style:style style:name="T2" style:family="text">
      <style:text-properties officeooo:rsid="00106972"/>
    </style:style>
    <style:style style:name="T3" style:family="text">
      <style:text-properties officeooo:rsid="0011f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description:</text:p>
      <text:p text:style-name="P1"/>
      <text:p text:style-name="P3"><text:span text:style-name="T1">in this database we have the following columns that we will use to predict that if a person will commit fraud or not:<text:line-break/>1.<text:tab/></text:span>Merchant_id</text:p>
      <text:p text:style-name="P3"><text:tab/> <text:s text:c="2"/><text:span text:style-name="T1">ID of a person who want a transaction. </text:span></text:p>
      <text:p text:style-name="P3"><text:s text:c="15"/><text:span text:style-name="T1">Example:3160040998</text:span></text:p>
      <text:p text:style-name="Standard"/>
      <text:p text:style-name="Standard"><text:span text:style-name="T1">2.<text:tab/></text:span>Transaction date</text:p>
      <text:p text:style-name="Standard"><text:s text:c="14"/><text:span text:style-name="T1">This column represent the date in which transaction occur. </text:span></text:p>
      <text:p text:style-name="Standard"><text:s text:c="14"/></text:p>
      <text:p text:style-name="Standard"/>
      <text:p text:style-name="Standard"><text:span text:style-name="T1">3.<text:tab/></text:span>Average Amount/transaction/day</text:p>
      <text:p text:style-name="P3"><text:s text:c="14"/><text:span text:style-name="T1">This column represent the average amoount of the transaction per day.</text:span></text:p>
      <text:p text:style-name="P3"><text:s text:c="15"/><text:span text:style-name="T2">Example:100</text:span></text:p>
      <text:p text:style-name="P3"><text:s text:c="14"/></text:p>
      <text:p text:style-name="Standard"><text:span text:style-name="T1">4.<text:tab/></text:span>Transaction_amount</text:p>
      <text:p text:style-name="P3"><text:s text:c="15"/><text:span text:style-name="T1">This column represent the amount of transcation a person transect.</text:span></text:p>
      <text:p text:style-name="P3"><text:s text:c="16"/><text:span text:style-name="T2">Example:3000</text:span></text:p>
      <text:p text:style-name="P5"/>
      <text:p text:style-name="P5"><text:span text:style-name="T1">5. <text:s text:c="8"/></text:span>Is declined</text:p>
      <text:p text:style-name="Standard"><text:s text:c="15"/><text:span text:style-name="T2">This column represent is the request of transcaction of the person is declined or not.</text:span></text:p>
      <text:p text:style-name="Standard"><text:s text:c="15"/><text:span text:style-name="T2">Example:y or n</text:span></text:p>
      <text:p text:style-name="Standard"/>
      <text:p text:style-name="Standard"><text:span text:style-name="T1">6.<text:tab/></text:span>Total Number of declines/day</text:p>
      <text:p text:style-name="P4"><text:s text:c="15"/><text:span text:style-name="T1">This column represent the No of declines per day.</text:span></text:p>
      <text:p text:style-name="P4"><text:s text:c="16"/><text:span text:style-name="T2">Example: 5,4</text:span></text:p>
      <text:p text:style-name="Standard"/>
      <text:p text:style-name="Standard"><text:span text:style-name="T1">7.<text:tab/></text:span>isForeignTransaction</text:p>
      <text:p text:style-name="P4"><text:s text:c="15"/><text:span text:style-name="T1">This column represent the transaction which occur is foreign or not.</text:span></text:p>
      <text:p text:style-name="P4"><text:s text:c="15"/><text:span text:style-name="T2">Example:y or n</text:span></text:p>
      <text:p text:style-name="P4"><text:s text:c="11"/></text:p>
      <text:p text:style-name="Standard"><text:span text:style-name="T1">8.<text:tab/></text:span>isHighRiskCountry</text:p>
      <text:p text:style-name="P4"><text:s text:c="15"/><text:span text:style-name="T1">This column represent the chance of fraud is high or low.</text:span></text:p>
      <text:p text:style-name="P4"><text:s text:c="15"/><text:span text:style-name="T2">Example:y or n</text:span></text:p>
      <text:p text:style-name="Standard"/>
      <text:p text:style-name="Standard"><text:span text:style-name="T1">9.<text:tab/></text:span>Daily_chargeback_avg_amt</text:p>
      <text:p text:style-name="P4"><text:s text:c="16"/><text:span text:style-name="T1">This column represent the average amount of chargeback per day.</text:span></text:p>
      <text:p text:style-name="P4"><text:s text:c="16"/><text:span text:style-name="T3">Example:0 ,8000</text:span></text:p>
      <text:p text:style-name="P4"><text:s text:c="7"/></text:p>
      <text:p text:style-name="Standard"><text:span text:style-name="T1">10.<text:tab/></text:span>6_month_avg_chbk_amt</text:p>
      <text:p text:style-name="P4"><text:s text:c="16"/><text:span text:style-name="T1">This column represent the average amount of chargeback in six months.</text:span></text:p>
      <text:p text:style-name="P6"><text:s text:c="17"/><text:span text:style-name="T3">Example:0 ,6.77</text:span></text:p>
      <text:p text:style-name="Standard"/>
      <text:p text:style-name="Standard"><text:span text:style-name="T1">11.<text:tab/></text:span>6-month_chbk_freq</text:p>
      <text:p text:style-name="P4"><text:s text:c="15"/><text:span text:style-name="T1">This column represent the freqeuence <text:s/>of chargeback in 6 month.</text:span></text:p>
      <text:p text:style-name="P6"><text:s text:c="16"/><text:span text:style-name="T3">Example:0 ,6</text:span></text:p>
      <text:p text:style-name="Standard"/>
      <text:p text:style-name="Standard"><text:span text:style-name="T1">12.<text:tab/></text:span>isFradulent</text:p>
      <text:p text:style-name="P2"><text:s text:c="15"/><text:span text:style-name="T2">This column represent if this person commit fraud or not.</text:span></text:p>
      <text:p text:style-name="P2"><text:span text:style-name="T2"><text:s text:c="16"/>Example:y or 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14:13.535098898</meta:creation-date>
    <dc:date>2019-11-22T13:49:51.818425770</dc:date>
    <meta:editing-duration>PT2M37S</meta:editing-duration>
    <meta:editing-cycles>1</meta:editing-cycles>
    <meta:document-statistic meta:table-count="0" meta:image-count="0" meta:object-count="0" meta:page-count="1" meta:paragraph-count="40" meta:word-count="203" meta:character-count="1693" meta:non-whitespace-character-count="1127"/>
    <meta:generator>LibreOffice/6.0.7.3$Linux_X86_64 LibreOffice_project/00m0$Build-3</meta:generator>
  </office:meta>
</office:document-meta>
</file>